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Quotations">
      <style:text-properties fo:font-style="italic" style:font-style-asian="italic" style:font-style-complex="italic"/>
    </style:style>
    <style:style style:name="P2" style:family="paragraph" style:parent-style-name="Text_20_body">
      <style:paragraph-properties fo:text-align="justify" style:justify-single-word="false"/>
      <style:text-properties style:font-name="Liberation Serif" officeooo:rsid="0013ee79" officeooo:paragraph-rsid="0014a895" style:font-name-asian="Liberation Serif" style:font-name-complex="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эгвэл өнөөдрийн арга хэмжээнд ФЕАЛАК-ын гишүүн 35 улс болон олон улсын байгууллагын 120 гаруй зочид оролцож байна. Энэ талаар Гадаад харилцааны сайд Б. Батцэцэг дараах мэдээллийг өглөө.</text:p>
      <text:p text:style-name="P2">Энэ дурсгалт газрыг 2000 онд Улаанбаатар их сургуулийн тэнхимийн эрхлэгч, археологич Д. Эрдэнэбаатар нээн илрүүлсэн байдаг. Түүнээс хойш 2002-2006 онд Монгол-Америкийн хамтарсан шинжилгээний анги том буюу нэгдүгээр булшны 29 дагуул булшийг малтан судалж дуусгасан. </text:p>
      <text:p text:style-name="P2">Археологийн 12 булшийг малтаж дуусгаад 2018 онд үндсэн булшны үүдэвч буюу булшинд хүрэх замыг малтаж судалсан байдаг. Үндсэн булшны малтлагыг зургаан метрийн гүнд болгоод тухайн жилийн малтлагаа дуусгасан. Өмнө нь 2002-2007 оны хооронд Монгол, АНУ-ын хамтарсан шинжилгээний анги уг дурсгалт газрын дэвсгэр зураг үйлдэж, нийт булшийг бүртгэн баримтжуулсан байна.</text:p>
      <text:p text:style-name="P2">Вьетнам улсын Да Нанг хотод IMC олон улсын бага, дунд ангийн математикийн олимпиад 8-р сарын 14–19-нд зохион байгуулагдаж өндөрлөлөө. Уг олимпиадад Хятад, Энэтхэг, Америк, Канад, Сингапур зэрэг 31 улсын 500 гаруй сурагч оюун ухааны хүч чадлаа сорин өрсөлджээ.</text:p>
      <text:p text:style-name="P2">Ч. Сугардорж багш ахлан оролцож багийн сонгон шалгаруулалт болон нэгдсэн бэлтгэлийг Ч. Сугардорж, Э. Эрдэнэбилэг багш нар хариуцан өндөр төвшинд зохион байгуулсан байна.</text:p>
      <text:p text:style-name="P2">Өнөөдөр төрийн нарийн бичгийн даргын албан үүргийг түр орлон гүйцэтгэгчээр Т. Золбаярыг томилсон шийдвэрийг танилцуулж, ажлын өндөр амжилт хүсжээ.</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1"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21:34:27.514445000</meta:creation-date>
    <dc:date>2025-08-24T09:43:48.023449000</dc:date>
    <meta:editing-duration>PT36M55S</meta:editing-duration>
    <meta:editing-cycles>3</meta:editing-cycles>
    <meta:generator>LibreOffice/25.8.0.4$MacOSX_AARCH64 LibreOffice_project/48f00303701489684e67c38c28aff00cd5929e67</meta:generator>
    <meta:document-statistic meta:table-count="0" meta:image-count="0" meta:object-count="0" meta:page-count="1" meta:paragraph-count="6" meta:word-count="191" meta:character-count="1386" meta:non-whitespace-character-count="1201"/>
  </office:meta>
</office:document-meta>
</file>